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weight="bold" officeooo:rsid="0000fb1b" officeooo:paragraph-rsid="0000fb1b" style:font-weight-asian="bold" style:font-weight-complex="bold"/>
    </style:style>
    <style:style style:name="P2" style:family="paragraph" style:parent-style-name="Standard" style:list-style-name="L1">
      <style:text-properties style:font-name="Times New Roman" fo:font-weight="normal" officeooo:rsid="0001aa61" officeooo:paragraph-rsid="0001aa61" style:font-weight-asian="normal" style:font-weight-complex="normal"/>
    </style:style>
    <style:style style:name="P3" style:family="paragraph" style:parent-style-name="Standard" style:list-style-name="L2">
      <style:text-properties style:font-name="Times New Roman" fo:font-weight="normal" officeooo:rsid="0001aa61" officeooo:paragraph-rsid="0001aa61" style:font-weight-asian="normal" style:font-weight-complex="normal"/>
    </style:style>
    <style:style style:name="P4" style:family="paragraph" style:parent-style-name="Standard" style:list-style-name="L3">
      <style:text-properties style:font-name="Times New Roman" fo:font-weight="normal" officeooo:rsid="00088c86" officeooo:paragraph-rsid="00088c86" style:font-weight-asian="normal" style:font-weight-complex="normal"/>
    </style:style>
    <style:style style:name="P5" style:family="paragraph" style:parent-style-name="Standard" style:list-style-name="L3">
      <style:text-properties style:font-name="Times New Roman" fo:font-weight="normal" officeooo:rsid="000c53ee" officeooo:paragraph-rsid="000c53ee" style:font-weight-asian="normal" style:font-weight-complex="normal"/>
    </style:style>
    <style:style style:name="P6" style:family="paragraph" style:parent-style-name="Standard" style:list-style-name="L4">
      <style:text-properties style:font-name="Times New Roman" fo:language="ru" fo:country="RU" fo:font-weight="normal" officeooo:rsid="000ed006" officeooo:paragraph-rsid="000ed006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Times New Roman" fo:font-weight="normal" officeooo:rsid="0007c24e" officeooo:paragraph-rsid="0007c24e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Times New Roman" fo:language="ru" fo:country="RU" fo:font-weight="normal" officeooo:rsid="000eddef" officeooo:paragraph-rsid="000eddef" style:font-weight-asian="normal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Times New Roman" fo:language="ru" fo:country="RU" fo:font-weight="normal" officeooo:rsid="000ed006" officeooo:paragraph-rsid="000ed006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9e87"/>
    </style:style>
    <style:style style:name="T3" style:family="text">
      <style:text-properties officeooo:rsid="000a7ae0"/>
    </style:style>
    <style:style style:name="T4" style:family="text">
      <style:text-properties officeooo:rsid="000c53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14670075821879557" text:style-name="L1">
        <text:list-item>
          <text:p text:style-name="P1">Что такое ildasm?</text:p>
          <text:p text:style-name="P2">Это дизассемблер промежуточного языка. ildasm поставляется в составе пакета .net <text:span text:style-name="T1">frame</text:span><text:span text:style-name="T2">w</text:span><text:span text:style-name="T1">ork</text:span>, позволяет загружать любую сборку .net и изучать ее содержимое.</text:p>
        </text:list-item>
        <text:list-item>
          <text:p text:style-name="P1">Что включает в себя сборка .net (*.dll или *.exe)? Какие элементы?</text:p>
          <text:p text:style-name="P2">.net сборка включает в себя:</text:p>
        </text:list-item>
      </text:list>
      <text:list xml:id="list7208024282775925963" text:style-name="L2">
        <text:list-item>
          <text:list>
            <text:list-item>
              <text:p text:style-name="P3">заголовок файла Windows;</text:p>
            </text:list-item>
            <text:list-item>
              <text:p text:style-name="P3">заголовок файла CLR;</text:p>
            </text:list-item>
            <text:list-item>
              <text:p text:style-name="P3">CIL - код;</text:p>
            </text:list-item>
            <text:list-item>
              <text:p text:style-name="P3">метаданные типов;</text:p>
            </text:list-item>
            <text:list-item>
              <text:p text:style-name="P3">манифест сборки;</text:p>
            </text:list-item>
            <text:list-item>
              <text:p text:style-name="P3">доп. встроенные ресурсы;</text:p>
            </text:list-item>
          </text:list>
        </text:list-item>
      </text:list>
      <text:list xml:id="list193253197148752" text:continue-list="list3214670075821879557" text:style-name="L1">
        <text:list-item>
          <text:p text:style-name="P1">Что такое CIL - код?</text:p>
          <text:p text:style-name="P2">CIL код - представляет собой промежуточный язык, не зависящий ни от платформы, ни от процессора. Во время выполнения внутренний CIL- код на лету посредством JIT - компилятора компилируется в инструкции, соответствующие требованиям конкретной платформы и процессора.</text:p>
        </text:list-item>
        <text:list-item>
          <text:p text:style-name="P1">Что такое манифест сборки?</text:p>
        </text:list-item>
      </text:list>
      <text:p text:style-name="P7">Сборка может быть устроена весьма сложно, поэтому в нее включается манифест — совокупность всех сведений о сборке, необходимых исполнительной среде (<text:span text:style-name="T1">CLR)</text:span> для загрузки, компиляции и выполнении сборки. <text:span text:style-name="T3">Описание сборок с помощью метаданных. </text:span>В манифест входят следующие сведения:</text:p>
      <text:list xml:id="list880189759588098675" text:style-name="L3">
        <text:list-item>
          <text:p text:style-name="P4">информация, необходимая для поиска модулей, от которых зависит работа сборки</text:p>
        </text:list-item>
        <text:list-item>
          <text:p text:style-name="P5">информация о текущей версии сборки</text:p>
        </text:list-item>
        <text:list-item>
          <text:p text:style-name="P4">имена всех файлов, входящих в сборку</text:p>
        </text:list-item>
        <text:list-item>
          <text:p text:style-name="P4">имена и метаданные всех сборок и файлов, используемых <text:span text:style-name="T4">сборкой</text:span></text:p>
        </text:list-item>
        <text:list-item>
          <text:p text:style-name="P4">данные о версии сборки</text:p>
        </text:list-item>
        <text:list-item>
          <text:p text:style-name="P4">информация о типах, используемая исполнительной средой для экспортирования типов из сборки</text:p>
        </text:list-item>
      </text:list>
      <text:list xml:id="list193253200156529" text:continue-list="list193253197148752" text:style-name="L1">
        <text:list-item>
          <text:p text:style-name="P1">Что такое метаданные?</text:p>
        </text:list-item>
      </text:list>
      <text:p text:style-name="P9">Метаданные — это данные которые полностью описывают формат находящихся внутри нее:</text:p>
      <text:list xml:id="list2231451207926053142" text:style-name="L4">
        <text:list-item>
          <text:p text:style-name="P6">типов (классы, структуры, перечисления)</text:p>
        </text:list-item>
        <text:list-item>
          <text:p text:style-name="P6">членов каждого типа (свойства, методы, события)</text:p>
        </text:list-item>
        <text:list-item>
          <text:p text:style-name="P6">внешних типов, на которые она ссылается</text:p>
        </text:list-item>
      </text:list>
      <text:p text:style-name="P8">Исполняющая среда .NET использует эти метаданные для <text:s/>выяснения местоположения типов (и их членов) внутри двоичного файла, для размещения типов в памяти и для упрощения удаленного вызова методов. Метаданные .NET всегда представляются внутри сборки и автоматически генерируются компилятором соответствующего языка .NET</text:p>
      <text:list xml:id="list193253201152240" text:continue-list="list193253200156529" text:style-name="L1">
        <text:list-item>
          <text:p text:style-name="P1">Почему программа вылетит с ошибкой если ей необходима *.dll, а эта *.dll находится в папке dll?</text:p>
          <text:p text:style-name="P2">Если программе необходима какая-то dll исполняющая среда не будет сканировать все подкаталоги, а лишь пройдется по корню программы. </text:p>
        </text:list-item>
        <text:list-item>
          <text:p text:style-name="P1">Что необходимо сделать, чтобы программа сканировала конкретную папку?</text:p>
          <text:p text:style-name="P2">Для этого необходимо создать конфигурационный файл. Этот конфигурационный файл представляет собой XML - файл с расширением .config, с именем приложения и находится в корне приложения. Атрибут privatePath в теге &lt;probing&gt; указывает CLR - среде по какому пути она должна сканировать.</text:p>
        </text:list-item>
        <text:list-item>
          <text:p text:style-name="P1">Что произойдет если нужная dll будет находится и в корне и в подкаталоге?</text:p>
          <text:p text:style-name="P2">В этом случае CLR - среда будет использовать первый попавшийся dll, а копия в <text:soft-page-break/>другом подкаталоге будет игнорироваться. Из этого можно сделать вывод, что clr среда сканирует сначала корень приложения, а затем обращается к конфигурационному файлу.</text:p>
        </text:list-item>
        <text:list-item>
          <text:p text:style-name="P1">С чего должен начинается каждый app.exe.config файл?</text:p>
          <text:p text:style-name="P2">Такой файл обязательно должен начинаться с &lt;configuration&gt; тега.</text:p>
        </text:list-item>
        <text:list-item>
          <text:p text:style-name="P1">Что можно сделать с CIL - кодом?</text:p>
          <text:p text:style-name="P2">CIL - код мы можем редактировать, а затем скомпилировать с помощью компилятора CIL ilasm.exe. Пример ilasm.exe app.il /output=app.ex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5:36:59.958000000</meta:creation-date>
    <dc:date>2014-11-12T19:32:53.125000000</dc:date>
    <meta:editing-duration>PT1H11M43S</meta:editing-duration>
    <meta:editing-cycles>14</meta:editing-cycles>
    <meta:generator>LibreOffice/4.3.3.2$Windows_x86 LibreOffice_project/9bb7eadab57b6755b1265afa86e04bf45fbfc644</meta:generator>
    <meta:document-statistic meta:table-count="0" meta:image-count="0" meta:object-count="0" meta:page-count="2" meta:paragraph-count="36" meta:word-count="446" meta:character-count="3038" meta:non-whitespace-character-count="2649"/>
  </office:meta>
</office:document-meta>
</file>